
<file path=META-INF/manifest.xml><?xml version="1.0" encoding="utf-8"?>
<manifest:manifest xmlns:office="urn:oasis:names:tc:opendocument:xmlns:office:1.0" xmlns:text="urn:oasis:names:tc:opendocument:xmlns:text:1.0" xmlns:dc="http://purl.org/dc/elements/1.1/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text"/>
</manifest:manifest>
</file>

<file path=content.xml><?xml version="1.0" encoding="utf-8"?>
<office:document-content xmlns:office="urn:oasis:names:tc:opendocument:xmlns:office:1.0" xmlns:text="urn:oasis:names:tc:opendocument:xmlns:text:1.0" xmlns:dc="http://purl.org/dc/elements/1.1/" xmlns:meta="urn:oasis:names:tc:opendocument:xmlns:meta:1.0" xmlns:manifest="urn:oasis:names:tc:opendocument:xmlns:manifest:1.0" office:version="1.2">
  <office:automatic-styles/>
  <office:body>
    <office:text>
      <text:p text:style-name="Title">Project Status Report</text:p>
      <text:p>Date: Q4 2024</text:p>
      <text:h text:outline-level="1">Executive Summary</text:h>
      <text:p>The project is on track for delivery in Q1 2025. All major milestones have been achieved.</text:p>
      <text:h text:outline-level="1">Current Progress</text:h>
      <text:p>Development: 85% complete</text:p>
      <text:p>Testing: 60% complete</text:p>
      <text:p>Documentation: 40% complete</text:p>
      <text:h text:outline-level="1">Next Steps</text:h>
      <text:p>Complete remaining test cases by end of week.</text:p>
      <text:p>Review documentation with the team.</text:p>
      <text:p>Schedule the final review meeting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dc="http://purl.org/dc/elements/1.1/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dc="http://purl.org/dc/elements/1.1/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dc:title>Project Status Report</dc:title>
    <meta:generator>ODFPY/1.4.1</meta:generator>
  </office:meta>
</office:document-meta>
</file>